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34a71a"/>
    </style:style>
    <style:style style:name="P1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paragraph-rsid="0036015f"/>
    </style:style>
    <style:style style:name="P1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2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2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2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3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34a71a" officeooo:paragraph-rsid="0034a71a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4a71a" officeooo:paragraph-rsid="0034a71a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6015f" officeooo:paragraph-rsid="0036015f"/>
    </style:style>
    <style:style style:name="P4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36015f" officeooo:paragraph-rsid="0036015f"/>
    </style:style>
    <style:style style:name="P4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officeooo:rsid="00377009" officeooo:paragraph-rsid="00377009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77009" officeooo:paragraph-rsid="00377009"/>
    </style:style>
    <style:style style:name="P43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377009" officeooo:paragraph-rsid="00377009"/>
    </style:style>
    <style:style style:name="P44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3868ac" officeooo:paragraph-rsid="003868ac"/>
    </style:style>
    <style:style style:name="P4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3a9157" officeooo:paragraph-rsid="003a9157"/>
    </style:style>
    <style:style style:name="P4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3a9cc0" officeooo:paragraph-rsid="003a9cc0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a9cc0" officeooo:paragraph-rsid="003a9cc0"/>
    </style:style>
    <style:style style:name="P4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rsid="003c057f" officeooo:paragraph-rsid="003c05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4a71a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6015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officeooo:rsid="0031aa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9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10">Право и правила — синонимы. </text:p>
      <text:p text:style-name="P10"/>
      <text:p text:style-name="P10">Правила устанавливаются только для двух видов субъектов — физические и юридические лица.</text:p>
      <text:p text:style-name="P10">Субъектом является только человек, а юридические лица — сообщества людей.</text:p>
      <text:p text:style-name="P10"/>
      <text:p text:style-name="P10">Государство — система органов. В государстве есть законодательный орган, у нас — законодательное собрание. </text:p>
      <text:p text:style-name="P10"/>
      <text:p text:style-name="P11">Право <text:span text:style-name="T2">должно быть</text:span> <text:span text:style-name="T8">реально действующим</text:span> инструментом.</text:p>
      <text:p text:style-name="P13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11"/>
      <text:p text:style-name="P13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13">Признаками социальных норм — они идут не от государства. </text:p>
      <text:p text:style-name="P12"/>
      <text:p text:style-name="P12"/>
      <text:p text:style-name="P13">Некоторые виды социальных норм:</text:p>
      <text:list xml:id="list5140330134059056525" text:style-name="L1">
        <text:list-item>
          <text:p text:style-name="P17">Нормы морали</text:p>
        </text:list-item>
        <text:list-item>
          <text:p text:style-name="P27"><text:span text:style-name="T4">н</text:span><text:span text:style-name="T3">ормы обычаев, традиций и ритуалов</text:span></text:p>
        </text:list-item>
        <text:list-item>
          <text:p text:style-name="P18">нормы общественных образований</text:p>
        </text:list-item>
        <text:list-item>
          <text:p text:style-name="P19">религиозные нормы</text:p>
        </text:list-item>
        <text:list-item>
          <text:p text:style-name="P20">социально-технические нормы</text:p>
        </text:list-item>
      </text:list>
      <text:p text:style-name="P21"/>
      <text:p text:style-name="P7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22"/>
      <text:p text:style-name="P25">Основные правовые системы</text:p>
      <text:list xml:id="list757538340831679536" text:style-name="L2">
        <text:list-item>
          <text:p text:style-name="P28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28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23">Система религиозного и традиционного права</text:p>
        </text:list-item>
      </text:list>
      <text:p text:style-name="P24"/>
      <text:p text:style-name="P26">Мы семья романно-германского права</text:p>
      <text:p text:style-name="P8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14"> </text:span><text:span text:style-name="T13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29"><text:soft-page-break/>Источники права:</text:p>
      <text:list xml:id="list1270047563854874079" text:style-name="L3">
        <text:list-item>
          <text:p text:style-name="P30">нормативный правовой акт (документ, который устанавливает правовые нормы)</text:p>
        </text:list-item>
        <text:list-item>
          <text:p text:style-name="P30">правовой обычай (нормативный документ, который был до и впоследствии стал узаконен)</text:p>
        </text:list-item>
        <text:list-item>
          <text:p text:style-name="P36"><text:span text:style-name="T9">правовая доктрина </text:span><text:span text:style-name="T10">(труды известных юристов)</text:span></text:p>
        </text:list-item>
        <text:list-item>
          <text:p text:style-name="P30">религиозные тексты</text:p>
        </text:list-item>
        <text:list-item>
          <text:p text:style-name="P36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30">судебный прецедент </text:p>
        </text:list-item>
      </text:list>
      <text:p text:style-name="P31"/>
      <text:p text:style-name="P32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32"/>
      <text:p text:style-name="P32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32"/>
      <text:p text:style-name="P33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33"/>
      <text:p text:style-name="P34">Сочетание основных способов образует специфические методы праввового регулирования: интеративный <text:s/>и диспозитивный.</text:p>
      <text:p text:style-name="P34"/>
      <text:p text:style-name="P34"><text:span text:style-name="T15">Интеративный — строго обязательный.</text:span></text:p>
      <text:p text:style-name="P34"><text:span text:style-name="T15">Диспозитивный — представляющий самостоятельность в выборе </text:span><text:s/><text:span text:style-name="T15">того или иного варианта поведения участника регулируемых отношений. </text:span></text:p>
      <text:p text:style-name="P34"/>
      <text:p text:style-name="P35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35"/>
      <text:p text:style-name="P15"><text:span text:style-name="T11">Полное представление о норме права возможно только после уяснения трех элементов ее состава:</text:span></text:p>
      <text:list xml:id="list6600422817882868474" text:style-name="L4">
        <text:list-item>
          <text:p text:style-name="P37"><text:span text:style-name="T9">гипотеза — определяет перечень условий при которых следует руководствоваться данной нормой</text:span></text:p>
        </text:list-item>
        <text:list-item>
          <text:p text:style-name="P37"><text:span text:style-name="T9">диспозиция — суть и содержание правила поведения, права и обязанности сторон</text:span></text:p>
        </text:list-item>
        <text:list-item>
          <text:p text:style-name="P37"><text:span text:style-name="T9">Санкция — определяет меры юридической ответственности за нарушение условий диспозиции</text:span></text:p>
        </text:list-item>
      </text:list>
      <text:p text:style-name="P38"><text:span text:style-name="T9"/></text:p>
      <text:p text:style-name="P39"><text:span text:style-name="T9">Способы изложения правовых норм:</text:span></text:p>
      <text:list xml:id="list681039702607739813" text:style-name="L5">
        <text:list-item>
          <text:p text:style-name="P16"><text:span text:style-name="T12">Прямой — гипотеза, диспозиция, санкция по порядку</text:span></text:p>
        </text:list-item>
        <text:list-item>
          <text:p text:style-name="P40"><text:span text:style-name="T9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span></text:p>
        </text:list-item>
        <text:list-item>
          <text:p text:style-name="P41"><text:span text:style-name="T9">Бланкетный — когда в статье нормативного правового акта отсутствует один из элементов нормы (санкция) и нет указания к ее восполнению</text:span></text:p>
        </text:list-item>
      </text:list>
      <text:p text:style-name="P42"><text:span text:style-name="T9"/></text:p>
      <text:p text:style-name="P42"><text:span text:style-name="T9">Иерархия нормативных правовых актов Российской Федерации</text:span></text:p>
      <text:list xml:id="list4876910400413593336" text:style-name="L6">
        <text:list-item>
          <text:p text:style-name="P43"><text:span text:style-name="T9">нормы международного права</text:span></text:p>
        </text:list-item>
        <text:list-item>
          <text:p text:style-name="P44"><text:span text:style-name="T9">конституция РФ 1993 года</text:span></text:p>
        </text:list-item>
        <text:list-item>
          <text:p text:style-name="P44"><text:span text:style-name="T9">Федеральный конституционный закон</text:span></text:p>
        </text:list-item>
        <text:list-item>
          <text:p text:style-name="P45"><text:span text:style-name="T9">Федеральный закон, закон РФ, кодексы, воинский устав</text:span></text:p>
        </text:list-item>
      </text:list>
      <text:p text:style-name="P47"><text:span text:style-name="T9">Подзаконные акты:</text:span></text:p>
      <text:list xml:id="list185501885125129" text:continue-numbering="true" text:style-name="L6">
        <text:list-item>
          <text:p text:style-name="P46"><text:soft-page-break/><text:span text:style-name="T9">указ президента</text:span></text:p>
        </text:list-item>
        <text:list-item>
          <text:p text:style-name="P46"><text:span text:style-name="T9">постановление правительства</text:span></text:p>
        </text:list-item>
        <text:list-item>
          <text:p text:style-name="P48"><text:span text:style-name="T9">локальные правовые акты: приказы минестерств, ведомств, федеральных служб, органов местного самоуправления, организаций и прочее</text:span></text:p>
          <text:p text:style-name="P48"><text:span text:style-name="T9"/>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09-13T18:54:59.984094690</dc:date>
    <meta:editing-duration>PT2H12M2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532" meta:character-count="4363" meta:non-whitespace-character-count="3882"/>
  </office:meta>
</office:document-meta>
</file>